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72700000531ACB0CCA71E2483EA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3.789cm" svg:x="0.517cm" svg:y="8.242cm">
          <draw:image xlink:href="Pictures/100000000000072700000531ACB0CCA71E2483E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6T14:26:31.431965389</meta:creation-date>
    <dc:date>2018-04-26T14:26:53.731649778</dc:date>
    <meta:editing-duration>PT22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